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74pt solid #000000"/>
    </style:style>
    <style:style style:name="ce2" style:family="table-cell" style:parent-style-name="Default">
      <style:table-cell-properties fo:border="0.74pt solid #000000"/>
    </style:style>
    <style:style style:name="T1" style:family="text">
      <style:text-properties style:text-position="sub 80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ce2"/>
        <table:table-row table:style-name="ro1" table:number-rows-repeated="10"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Default"/>
          <table:table-cell table:style-name="ce1" office:value-type="string" calcext:value-type="string">
            <text:p>ex_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. of CPU’s</text:p>
          </table:table-cell>
          <table:table-cell table:formula="of:=4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ime Total</text:p>
          </table:table-cell>
          <table:table-cell table:formula="of:=  18.533816582" office:value-type="float" office:value="18.533816582" calcext:value-type="float">
            <text:p>18.53381658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ime parallel</text:p>
          </table:table-cell>
          <table:table-cell table:formula="of:=16.260822399 + 0.000285026" office:value-type="float" office:value="16.261107425" calcext:value-type="float">
            <text:p>16.26110742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ime sequent</text:p>
          </table:table-cell>
          <table:table-cell table:formula="of:=   2.11859424+    0.154114603" office:value-type="float" office:value="2.272708843" calcext:value-type="float">
            <text:p>2.27270884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<text:span text:style-name="T1">par</text:span></text:p>
          </table:table-cell>
          <table:table-cell table:formula="of:=[.E16]/[.E15]" office:value-type="float" office:value="0.139763472659058" calcext:value-type="float">
            <text:p>0.13976347265905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<text:span text:style-name="T1">ser</text:span></text:p>
          </table:table-cell>
          <table:table-cell table:formula="of:=1-[.E17]" office:value-type="float" office:value="0.860236527340942" calcext:value-type="float">
            <text:p>0.86023652734094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<text:span text:style-name="T1">speedup</text:span></text:p>
          </table:table-cell>
          <table:table-cell table:formula="of:= 1/[.E18]" office:value-type="float" office:value="1.16247098119755" calcext:value-type="float">
            <text:p>1.16247098119755</text:p>
          </table:table-cell>
        </table:table-row>
        <table:table-row table:style-name="ro1" table:number-rows-repeated="3"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Default"/>
          <table:table-cell table:style-name="ce1" office:value-type="string" calcext:value-type="string">
            <text:p>ex_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. of CPU’s</text:p>
          </table:table-cell>
          <table:table-cell table:formula="of:=4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ime Total</text:p>
          </table:table-cell>
          <table:table-cell table:formula="of:=5.688644665" office:value-type="float" office:value="5.688644665" calcext:value-type="float">
            <text:p>5.68864466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ime parallel</text:p>
          </table:table-cell>
          <table:table-cell table:formula="of:=4.311340289+ 0.000157518" office:value-type="float" office:value="4.311497807" calcext:value-type="float">
            <text:p>4.31149780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ime sequent</text:p>
          </table:table-cell>
          <table:table-cell table:formula="of:= 1.227753986 + 0.149392673" office:value-type="float" office:value="1.377146659" calcext:value-type="float">
            <text:p>1.37714665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<text:span text:style-name="T1">par</text:span></text:p>
          </table:table-cell>
          <table:table-cell table:formula="of:=[.E28]/[.E27]" office:value-type="float" office:value="0.319412584824724" calcext:value-type="float">
            <text:p>0.31941258482472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<text:span text:style-name="T1">ser</text:span></text:p>
          </table:table-cell>
          <table:table-cell table:formula="of:=1-[.E29]" office:value-type="float" office:value="0.680587415175276" calcext:value-type="float">
            <text:p>0.68058741517527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<text:span text:style-name="T1">speedup</text:span></text:p>
          </table:table-cell>
          <table:table-cell table:formula="of:=1/[.E30]" office:value-type="float" office:value="1.46931897020527" calcext:value-type="float">
            <text:p>1.469318970205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7">00/00/0000</text:date>, <text:time style:data-style-name="N2" text:time-value="13:10:42.3063417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5T23:05:21.379081542</meta:creation-date>
    <dc:date>2023-11-27T13:46:02.557361163</dc:date>
    <meta:editing-duration>PT4H41M57S</meta:editing-duration>
    <meta:editing-cycles>3</meta:editing-cycles>
    <meta:generator>LibreOffice/7.5.8.2$Linux_X86_64 LibreOffice_project/50$Build-2</meta:generator>
    <meta:document-statistic meta:table-count="1" meta:cell-count="32" meta:object-count="0"/>
  </office:meta>
</office:document-meta>
</file>